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d886" officeooo:paragraph-rsid="0013d886"/>
    </style:style>
    <style:style style:name="P2" style:family="paragraph" style:parent-style-name="Standard" style:list-style-name="L1">
      <style:text-properties officeooo:rsid="00152202" officeooo:paragraph-rsid="00152202"/>
    </style:style>
    <style:style style:name="P3" style:family="paragraph" style:parent-style-name="Standard" style:list-style-name="L1">
      <style:text-properties officeooo:rsid="0015caab" officeooo:paragraph-rsid="0015caab"/>
    </style:style>
    <style:style style:name="P4" style:family="paragraph" style:parent-style-name="Standard" style:list-style-name="L1">
      <style:text-properties officeooo:rsid="00179669" officeooo:paragraph-rsid="00179669"/>
    </style:style>
    <style:style style:name="P5" style:family="paragraph" style:parent-style-name="Standard" style:list-style-name="L1">
      <style:text-properties officeooo:rsid="0017a74f" officeooo:paragraph-rsid="0017a74f"/>
    </style:style>
    <style:style style:name="P6" style:family="paragraph" style:parent-style-name="Standard" style:list-style-name="L1">
      <style:text-properties officeooo:rsid="0017e40e" officeooo:paragraph-rsid="0017e40e"/>
    </style:style>
    <style:style style:name="P7" style:family="paragraph" style:parent-style-name="Standard" style:list-style-name="L1">
      <style:text-properties officeooo:rsid="001b5354" officeooo:paragraph-rsid="001b5354"/>
    </style:style>
    <style:style style:name="P8" style:family="paragraph" style:parent-style-name="Standard" style:list-style-name="L1">
      <style:text-properties officeooo:rsid="001c86e7" officeooo:paragraph-rsid="001c86e7"/>
    </style:style>
    <style:style style:name="P9" style:family="paragraph" style:parent-style-name="Standard" style:list-style-name="L1">
      <style:text-properties officeooo:rsid="00346588" officeooo:paragraph-rsid="001e3492"/>
    </style:style>
    <style:style style:name="P10" style:family="paragraph" style:parent-style-name="Standard" style:list-style-name="L1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46588" officeooo:paragraph-rsid="001e3492" style:text-blinking="false" fo:background-color="transparent"/>
    </style:style>
    <style:style style:name="P11" style:family="paragraph" style:parent-style-name="Standard" style:list-style-name="L1">
      <style:text-properties officeooo:rsid="001e5ab1" officeooo:paragraph-rsid="001e5ab1"/>
    </style:style>
    <style:style style:name="P12" style:family="paragraph" style:parent-style-name="Standard" style:list-style-name="L1">
      <style:text-properties officeooo:rsid="00201308" officeooo:paragraph-rsid="00201308"/>
    </style:style>
    <style:style style:name="P13" style:family="paragraph" style:parent-style-name="Standard" style:list-style-name="L1">
      <style:text-properties officeooo:rsid="0021c262" officeooo:paragraph-rsid="0021c262"/>
    </style:style>
    <style:style style:name="P14" style:family="paragraph" style:parent-style-name="Standard" style:list-style-name="L1">
      <style:text-properties officeooo:rsid="00245a7a" officeooo:paragraph-rsid="00245a7a"/>
    </style:style>
    <style:style style:name="P15" style:family="paragraph" style:parent-style-name="Standard" style:list-style-name="L1">
      <style:text-properties officeooo:rsid="0027f7f3" officeooo:paragraph-rsid="0027f7f3"/>
    </style:style>
    <style:style style:name="P16" style:family="paragraph" style:parent-style-name="Standard" style:list-style-name="L1">
      <style:text-properties officeooo:rsid="0028dec5" officeooo:paragraph-rsid="0028dec5"/>
    </style:style>
    <style:style style:name="T1" style:family="text">
      <style:text-properties officeooo:rsid="00174206"/>
    </style:style>
    <style:style style:name="T2" style:family="text">
      <style:text-properties officeooo:rsid="0028de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sk-notater forelesning 4</text:p>
      <text:list xml:id="list6319146330168899674" text:style-name="L1">
        <text:list-item>
          <text:p text:style-name="P2">chaleur</text:p>
        </text:list-item>
        <text:list-item>
          <text:p text:style-name="P2">emballement </text:p>
        </text:list-item>
        <text:list-item>
          <text:p text:style-name="P2">nocifs: <text:span text:style-name="T1">Skadelig</text:span></text:p>
        </text:list-item>
        <text:list-item>
          <text:p text:style-name="P2">javel </text:p>
        </text:list-item>
        <text:list-item>
          <text:p text:style-name="P2">Incendie</text:p>
        </text:list-item>
        <text:list-item>
          <text:p text:style-name="P3">se traduisent: </text:p>
        </text:list-item>
        <text:list-item>
          <text:p text:style-name="P4">polyvalents</text:p>
        </text:list-item>
        <text:list-item>
          <text:p text:style-name="P5">transvassement </text:p>
        </text:list-item>
        <text:list-item>
          <text:p text:style-name="P5">rayonnement: </text:p>
        </text:list-item>
        <text:list-item>
          <text:p text:style-name="P6">secance</text:p>
        </text:list-item>
        <text:list-item>
          <text:p text:style-name="P7">chauf </text:p>
        </text:list-item>
        <text:list-item>
          <text:p text:style-name="P8">chaufage, moteur </text:p>
        </text:list-item>
        <text:list-item>
          <text:p text:style-name="P8">Nécessite un amorçage: Krever oppstart </text:p>
        </text:list-item>
        <text:list-item>
          <text:p text:style-name="P8">Degagement important de chaleur : Vesentlig varmeklaring (?) </text:p>
        </text:list-item>
        <text:list-item>
          <text:p text:style-name="P9">Vives : </text:p>
        </text:list-item>
        <text:list-item>
          <text:p text:style-name="P11">légère: lett</text:p>
        </text:list-item>
        <text:list-item>
          <text:p text:style-name="P12">carburant: Drivstoff</text:p>
        </text:list-item>
        <text:list-item>
          <text:p text:style-name="P13">Diluer: fortynne </text:p>
        </text:list-item>
        <text:list-item>
          <text:p text:style-name="P14">soumis </text:p>
          <text:list>
            <text:list-item>
              <text:p text:style-name="P14">soumettre: Håndheve regler</text:p>
            </text:list-item>
          </text:list>
        </text:list-item>
        <text:list-item>
          <text:p text:style-name="P15">Faurait: <text:span text:style-name="T2">bør</text:span></text:p>
          <text:list>
            <text:list-item>
              <text:p text:style-name="P16">faillir : mislykkes (?) </text:p>
            </text:list-item>
          </text:list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22:02.123558404</meta:creation-date>
    <dc:date>2019-03-14T10:49:19.783635701</dc:date>
    <meta:editing-duration>PT1H6M13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72" meta:character-count="410" meta:non-whitespace-character-count="371"/>
  </office:meta>
</office:document-meta>
</file>